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79" style:parent-style-name="Standard" style:family="paragraph">
      <style:paragraph-properties fo:text-align="center"/>
      <style:text-properties fo:font-style="italic" style:font-style-asian="italic" style:font-style-complex="italic" fo:font-size="13pt" style:font-size-asian="13pt" style:font-size-complex="13pt"/>
    </style:style>
    <style:style style:name="P8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8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>TOEIC Reading Answer Sheet: Reading Test</text:p>
      <text:p text:style-name="P2"/>
      <text:p text:style-name="P3"/>
      <text:p text:style-name="P4">Part 1</text:p>
      <text:p text:style-name="P5"/>
      <text:p text:style-name="P6">51.A</text:p>
      <text:p text:style-name="P7">52.B</text:p>
      <text:p text:style-name="P8">53.C</text:p>
      <text:p text:style-name="P9">54.A</text:p>
      <text:p text:style-name="P10">55.C</text:p>
      <text:p text:style-name="P11">56.D</text:p>
      <text:p text:style-name="P12">57.C</text:p>
      <text:p text:style-name="P13">58.C</text:p>
      <text:p text:style-name="P14">59.b</text:p>
      <text:p text:style-name="P15">60.C</text:p>
      <text:p text:style-name="P16">61.C</text:p>
      <text:p text:style-name="P17">62.B</text:p>
      <text:p text:style-name="P18">63.C</text:p>
      <text:p text:style-name="P19">64.A</text:p>
      <text:p text:style-name="P20">65.C</text:p>
      <text:p text:style-name="P21"/>
      <text:p text:style-name="P22">Part 2</text:p>
      <text:p text:style-name="P23"/>
      <text:p text:style-name="P24">66.D</text:p>
      <text:p text:style-name="P25">67.A</text:p>
      <text:p text:style-name="P26">68.B</text:p>
      <text:p text:style-name="P27"/>
      <text:p text:style-name="P28">69.B</text:p>
      <text:p text:style-name="P29">70.A</text:p>
      <text:p text:style-name="P30">71.C</text:p>
      <text:p text:style-name="P31"/>
      <text:p text:style-name="P32">72.C</text:p>
      <text:p text:style-name="P33">73.A</text:p>
      <text:p text:style-name="P34">74.D</text:p>
      <text:p text:style-name="P35"/>
      <text:p text:style-name="P36">75.D</text:p>
      <text:p text:style-name="P37">76.A</text:p>
      <text:p text:style-name="P38">77.C</text:p>
      <text:p text:style-name="P39"/>
      <text:p text:style-name="P40">78.B</text:p>
      <text:p text:style-name="P41">79.C</text:p>
      <text:p text:style-name="P42">80.B</text:p>
      <text:p text:style-name="P43"/>
      <text:p text:style-name="P44">Part 3</text:p>
      <text:p text:style-name="P45"/>
      <text:p text:style-name="P46">81.D</text:p>
      <text:p text:style-name="P47">82.B</text:p>
      <text:p text:style-name="P48"/>
      <text:p text:style-name="P49">83.C</text:p>
      <text:p text:style-name="P50">84.A</text:p>
      <text:p text:style-name="P51"/>
      <text:p text:style-name="P52">85.A</text:p>
      <text:p text:style-name="P53">86.C</text:p>
      <text:p text:style-name="P54"/>
      <text:p text:style-name="P55">87.A</text:p>
      <text:p text:style-name="P56">88.B</text:p>
      <text:p text:style-name="P57"/>
      <text:p text:style-name="P58">89.C</text:p>
      <text:p text:style-name="P59">90.C</text:p>
      <text:p text:style-name="P60">91.D</text:p>
      <text:p text:style-name="P61"/>
      <text:p text:style-name="P62">92.A</text:p>
      <text:p text:style-name="P63">93.D</text:p>
      <text:p text:style-name="P64">94.D</text:p>
      <text:p text:style-name="P65"/>
      <text:p text:style-name="P66">95.C</text:p>
      <text:p text:style-name="P67">96.A</text:p>
      <text:p text:style-name="P68">97.C</text:p>
      <text:p text:style-name="P69"/>
      <text:p text:style-name="P70">98.B</text:p>
      <text:p text:style-name="P71">99.D</text:p>
      <text:p text:style-name="P72">100.D</text:p>
      <text:p text:style-name="P73"/>
      <text:p text:style-name="P74"/>
      <text:p text:style-name="P75"/>
      <text:p text:style-name="P76">END OF TEST</text:p>
      <text:p text:style-name="P77"/>
      <text:p text:style-name="P78"/>
      <text:p text:style-name="P79">Please upload your completed answer sheet to the file on our Teams page.</text:p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ierre SENECHAL</dc:creator>
    <meta:creation-date>2021-11-16T08:23:00Z</meta:creation-date>
    <dc:date>2021-11-16T13:09:00Z</dc:date>
    <meta:template xlink:href="Normal.dotm" xlink:type="simple"/>
    <meta:editing-cycles>2</meta:editing-cycles>
    <meta:editing-duration>PT1680S</meta:editing-duration>
    <meta:document-statistic meta:page-count="2" meta:paragraph-count="1" meta:word-count="65" meta:character-count="422" meta:row-count="2" meta:non-whitespace-character-count="358"/>
  </office:meta>
</office:document-meta>
</file>